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6798b" officeooo:paragraph-rsid="0016798b"/>
    </style:style>
    <style:style style:name="P2" style:family="paragraph" style:parent-style-name="Standard" style:list-style-name="L1">
      <style:text-properties officeooo:rsid="0016798b" officeooo:paragraph-rsid="0016798b"/>
    </style:style>
    <style:style style:name="P3" style:family="paragraph" style:parent-style-name="Standard" style:list-style-name="L1">
      <style:text-properties officeooo:paragraph-rsid="0016798b"/>
    </style:style>
    <style:style style:name="T1" style:family="text">
      <style:text-properties officeooo:rsid="0016798b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desea hacer crear una entidad para</text:p>
      <text:list xml:id="list2005208545" text:style-name="L1">
        <text:list-item>
          <text:p text:style-name="P3"><text:span text:style-name="T1">El desarrollo de aplicaciones para celulares</text:span></text:p>
        </text:list-item>
        <text:list-item>
          <text:p text:style-name="P2">Productos estrella</text:p>
        </text:list-item>
        <text:list-item>
          <text:p text:style-name="P2">Servicios para backoffice, cuando sea indispensable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2:36:24.384099611</meta:creation-date>
    <dc:date>2019-09-30T12:44:46.809441213</dc:date>
    <meta:editing-duration>PT8M22S</meta:editing-duration>
    <meta:editing-cycles>1</meta:editing-cycles>
    <meta:document-statistic meta:table-count="0" meta:image-count="0" meta:object-count="0" meta:page-count="1" meta:paragraph-count="4" meta:word-count="24" meta:character-count="159" meta:non-whitespace-character-count="142"/>
    <meta:generator>LibreOffice/6.2.7.1$MacOSX_X86_64 LibreOffice_project/23edc44b61b830b7d749943e020e96f5a7df63bf</meta:generator>
  </office:meta>
</office:document-meta>
</file>